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2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2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Enero 2026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984308" calcext:value-type="float">
            <text:p>$ 984.30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776600" calcext:value-type="float">
            <text:p>$ 776.6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28386" calcext:value-type="float">
            <text:p>$ 828.38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0" calcext:value-type="float">
            <text:p>$ 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86012" calcext:value-type="float">
            <text:p>$ 186.01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2047600" calcext:value-type="float">
            <text:p>$ 2.047.60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70200" calcext:value-type="float">
            <text:p>$ 70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1675030" calcext:value-type="float">
            <text:p>$ 1.675.03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596200" calcext:value-type="float">
            <text:p>$ 596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2957750" calcext:value-type="float">
            <text:p>$ 2.957.75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0" calcext:value-type="float">
            <text:p>$ 0,00</text:p>
          </table:table-cell>
          <table:table-cell table:style-name="ce26" office:value-type="string" calcext:value-type="string">
            <text:p>Casilla de correo annual</text:p>
          </table:table-cell>
          <table:table-cell table:style-name="ce16" office:value-type="float" office:value="129200" calcext:value-type="float">
            <text:p>$ 129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797270" calcext:value-type="float">
            <text:p>$ 797.27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21194" calcext:value-type="float">
            <text:p>$ 21.19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8254250" calcext:value-type="float">
            <text:p>$ 8.254.25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280000" calcext:value-type="float">
            <text:p>$ 2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Ferreteria</text:p>
          </table:table-cell>
          <table:table-cell table:style-name="ce16" office:value-type="float" office:value="76318" calcext:value-type="float">
            <text:p>$ 76.31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amparas</text:p>
          </table:table-cell>
          <table:table-cell table:style-name="ce16" office:value-type="float" office:value="8161" calcext:value-type="float">
            <text:p>$ 8.16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laves</text:p>
          </table:table-cell>
          <table:table-cell table:style-name="ce16" office:value-type="float" office:value="35000" calcext:value-type="float">
            <text:p>$ 3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?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?</text:p>
          </table:table-cell>
          <table:table-cell table:style-name="ce16" office:value-type="float" office:value="82000" calcext:value-type="float">
            <text:p>$ 8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Flete</text:p>
          </table:table-cell>
          <table:table-cell table:style-name="ce16" office:value-type="float" office:value="71785" calcext:value-type="float">
            <text:p>$ 71.78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60000" calcext:value-type="float">
            <text:p>$ 36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280000" calcext:value-type="float">
            <text:p>$ 2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460000" calcext:value-type="float">
            <text:p>$ 1.46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825425" calcext:value-type="float">
            <text:p>$ 825.42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6]" office:value-type="float" office:value="9714250" calcext:value-type="float">
            <text:p>$ 9.714.25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6])" office:value-type="float" office:value="6434189" calcext:value-type="float">
            <text:p>$ 6.434.189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8]-[.E28]" office:value-type="float" office:value="3280061" calcext:value-type="float">
            <text:p>$ 3.280.06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7">
      <number:month/>
      <number:text>/</number:text>
      <number:day/>
      <number:text>/</number:text>
      <number:year number:style="long"/>
    </number:dat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:</number:text>
      <number:seconds number:style="long"/>
    </number:tim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 number:textual="true"/>
      <number:text>-</number:text>
      <number:year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45">
      <number:hours/>
      <number:text>:</number:text>
      <number:minute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text>$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1P0"/>
    </number:number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33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2-01T12:58:11.150121666</dc:date>
    <meta:editing-cycles>126</meta:editing-cycles>
    <meta:editing-duration>PT11H43M14S</meta:editing-duration>
    <meta:generator>LibreOffice/7.3.7.2$Linux_X86_64 LibreOffice_project/30$Build-2</meta:generator>
    <meta:print-date>2025-12-03T19:28:39.974132921</meta:print-date>
    <meta:document-statistic meta:table-count="1" meta:cell-count="6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